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9cm" fo:min-width="0.301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2.396cm" fo:min-width="0.304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2.4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9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5" style:family="graphic" style:parent-style-name="standard">
      <style:graphic-properties draw:stroke="none" draw:fill="none" fo:min-height="1.575cm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fo:font-size="20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/>
    </style:style>
    <style:style style:name="P8" style:family="paragraph">
      <loext:graphic-properties draw:fill="none" draw:fill-color="#ffffff"/>
      <style:text-properties fo:font-size="20pt" fo:language="en" fo:country="GB"/>
    </style:style>
    <style:style style:name="P9" style:family="paragraph">
      <loext:graphic-properties draw:fill="none"/>
      <style:text-properties fo:font-size="2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2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language="en" fo:country="GB"/>
    </style:style>
    <style:style style:name="T4" style:family="text">
      <style:text-properties style:text-position="-33% 58%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custom-shape draw:style-name="gr1" draw:text-style-name="P1" draw:layer="layout" svg:width="0.801cm" svg:height="2.649cm" svg:x="8.8cm" svg:y="12.1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207cm" svg:y1="12.199cm" svg:x2="9.223cm" svg:y2="10.976cm">
            <text:p/>
          </draw:line>
          <draw:line draw:style-name="gr2" draw:text-style-name="P2" draw:layer="layout" svg:x1="9.207cm" svg:y1="16.1cm" svg:x2="9.223cm" svg:y2="14.877cm">
            <text:p/>
          </draw:line>
        </draw:g>
        <draw:g xml:id="id14" draw:id="id14">
          <draw:custom-shape draw:style-name="gr1" draw:text-style-name="P1" draw:layer="layout" svg:width="0.801cm" svg:height="2.649cm" svg:x="17.599cm" svg:y="5.4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8.006cm" svg:y1="5.423cm" svg:x2="18.022cm" svg:y2="4.2cm">
            <text:p/>
          </draw:line>
          <draw:line draw:style-name="gr2" draw:text-style-name="P2" draw:layer="layout" svg:x1="18.006cm" svg:y1="9.324cm" svg:x2="18.022cm" svg:y2="8.101cm">
            <text:p/>
          </draw:line>
        </draw:g>
        <draw:g xml:id="id7" draw:id="id7">
          <draw:custom-shape draw:style-name="gr3" draw:text-style-name="P1" draw:layer="layout" svg:width="0.804cm" svg:height="2.646cm" draw:transform="rotate (1.5707963267949) translate (12.19cm 17.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199cm" svg:y1="16.993cm" svg:x2="10.976cm" svg:y2="16.977cm">
            <text:p/>
          </draw:line>
          <draw:line draw:style-name="gr2" draw:text-style-name="P2" draw:layer="layout" svg:x1="16.1cm" svg:y1="16.993cm" svg:x2="14.877cm" svg:y2="16.977cm">
            <text:p/>
          </draw:line>
        </draw:g>
        <draw:g xml:id="id10" draw:id="id10">
          <draw:custom-shape draw:style-name="gr3" draw:text-style-name="P1" draw:layer="layout" svg:width="0.804cm" svg:height="2.646cm" draw:transform="rotate (1.5707963267949) translate (21.186cm 10.4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1.195cm" svg:y1="9.997cm" svg:x2="19.972cm" svg:y2="9.981cm">
            <text:p/>
          </draw:line>
          <draw:line draw:style-name="gr2" draw:text-style-name="P2" draw:layer="layout" svg:x1="25.096cm" svg:y1="9.997cm" svg:x2="23.873cm" svg:y2="9.981cm">
            <text:p/>
          </draw:line>
        </draw:g>
        <draw:g xml:id="id5" draw:id="id5">
          <draw:custom-shape draw:style-name="gr3" draw:text-style-name="P1" draw:layer="layout" svg:width="0.804cm" svg:height="2.646cm" draw:transform="rotate (1.5707963267949) translate (12.29cm 10.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299cm" svg:y1="9.993cm" svg:x2="11.076cm" svg:y2="9.977cm">
            <text:p/>
          </draw:line>
          <draw:line draw:style-name="gr2" draw:text-style-name="P2" draw:layer="layout" svg:x1="16.2cm" svg:y1="9.993cm" svg:x2="14.977cm" svg:y2="9.977cm">
            <text:p/>
          </draw:line>
        </draw:g>
        <draw:g xml:id="id2" draw:id="id2">
          <draw:custom-shape draw:style-name="gr3" draw:text-style-name="P1" draw:layer="layout" svg:width="0.804cm" svg:height="2.646cm" draw:transform="rotate (1.5707963267949) translate (21.09cm 3.4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1.099cm" svg:y1="2.997cm" svg:x2="19.876cm" svg:y2="2.981cm">
            <text:p/>
          </draw:line>
          <draw:line draw:style-name="gr2" draw:text-style-name="P2" draw:layer="layout" svg:x1="25cm" svg:y1="2.997cm" svg:x2="23.777cm" svg:y2="2.981cm">
            <text:p/>
          </draw:line>
        </draw:g>
        <draw:g xml:id="id1" draw:id="id1">
          <draw:custom-shape draw:style-name="gr3" draw:text-style-name="P1" draw:layer="layout" svg:width="0.804cm" svg:height="2.646cm" draw:transform="rotate (1.5707963267949) translate (12.19cm 3.404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199cm" svg:y1="2.997cm" svg:x2="10.976cm" svg:y2="2.981cm">
            <text:p/>
          </draw:line>
          <draw:line draw:style-name="gr2" draw:text-style-name="P2" draw:layer="layout" svg:x1="16.1cm" svg:y1="2.997cm" svg:x2="14.877cm" svg:y2="2.981cm">
            <text:p/>
          </draw:line>
        </draw:g>
        <draw:custom-shape draw:style-name="gr4" draw:text-style-name="P1" xml:id="id8" draw:id="id8" draw:layer="layout" svg:width="2.153cm" svg:height="2.573cm" svg:x="16.947cm" svg:y="12.424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4" draw:id="id4">
          <draw:custom-shape draw:style-name="gr5" draw:text-style-name="P1" draw:layer="layout" svg:width="2.153cm" svg:height="2.573cm" svg:x="26cm" svg:y="5.0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2" draw:layer="layout" svg:x1="27.074cm" svg:y1="5.774cm" svg:x2="27.074cm" svg:y2="7.039cm">
            <text:p/>
          </draw:line>
        </draw:g>
        <draw:custom-shape draw:style-name="gr7" draw:text-style-name="P1" xml:id="id3" draw:id="id3" draw:layer="layout" svg:width="1.842cm" svg:height="1.843cm" svg:x="8.272cm" svg:y="5.51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line draw:style-name="gr2" draw:text-style-name="P2" draw:layer="layout" svg:x1="26.084cm" svg:y1="13.005cm" svg:x2="28.1cm" svg:y2="13.005cm">
            <text:p/>
          </draw:line>
          <draw:line draw:style-name="gr2" draw:text-style-name="P2" draw:layer="layout" svg:x1="26.084cm" svg:y1="13.005cm" svg:x2="28.1cm" svg:y2="13.005cm">
            <text:p/>
          </draw:line>
          <draw:line draw:style-name="gr2" draw:text-style-name="P2" draw:layer="layout" svg:x1="26.084cm" svg:y1="13.905cm" svg:x2="28.1cm" svg:y2="13.905cm">
            <text:p/>
          </draw:line>
          <draw:line draw:style-name="gr2" draw:text-style-name="P2" draw:layer="layout" svg:x1="27.078cm" svg:y1="15.121cm" svg:x2="27.094cm" svg:y2="13.898cm">
            <text:p/>
          </draw:line>
          <draw:line draw:style-name="gr2" draw:text-style-name="P2" draw:layer="layout" svg:x1="27.078cm" svg:y1="13.023cm" svg:x2="27.094cm" svg:y2="11.8cm">
            <text:p/>
          </draw:line>
        </draw:g>
        <draw:connector draw:style-name="gr8" draw:text-style-name="P3" xml:id="id17" draw:id="id17" draw:layer="layout" draw:type="line" svg:x1="16.1cm" svg:y1="3.002cm" svg:x2="19.876cm" svg:y2="3.002cm" draw:start-shape="id1" draw:start-glue-point="1" draw:end-shape="id2" draw:end-glue-point="3" svg:d="M16100 3002h3776" svg:viewBox="0 0 3777 1">
          <text:p/>
        </draw:connector>
        <draw:connector draw:style-name="gr9" draw:text-style-name="P1" draw:layer="layout" svg:x1="9.193cm" svg:y1="5.511cm" svg:x2="10.976cm" svg:y2="3.002cm" draw:start-shape="id3" draw:start-glue-point="4" draw:end-shape="id1" draw:end-glue-point="3" svg:d="M9193 5511v-2509h1783" svg:viewBox="0 0 1784 2510">
          <text:p/>
        </draw:connector>
        <draw:connector draw:style-name="gr10" draw:text-style-name="P1" draw:layer="layout" svg:x1="25cm" svg:y1="3.002cm" svg:x2="27.076cm" svg:y2="5.027cm" draw:start-shape="id2" draw:start-glue-point="1" draw:end-shape="id4" draw:end-glue-point="0" svg:d="M25000 3002h2076v2025" svg:viewBox="0 0 2077 2026">
          <text:p/>
        </draw:connector>
        <draw:connector draw:style-name="gr10" draw:text-style-name="P1" xml:id="id12" draw:id="id12" draw:layer="layout" svg:x1="9.193cm" svg:y1="7.354cm" svg:x2="11.076cm" svg:y2="9.998cm" draw:start-shape="id3" draw:start-glue-point="8" draw:end-shape="id5" draw:end-glue-point="3" svg:d="M9193 7354v2644h1883" svg:viewBox="0 0 1884 2645">
          <text:p/>
        </draw:connector>
        <draw:connector draw:style-name="gr10" draw:text-style-name="P1" draw:layer="layout" svg:x1="9.2cm" svg:y1="16.1cm" svg:x2="10.976cm" svg:y2="16.998cm" draw:start-shape="id6" draw:start-glue-point="2" draw:end-shape="id7" draw:end-glue-point="3" svg:d="M9200 16100v898h1776" svg:viewBox="0 0 1777 899">
          <text:p/>
        </draw:connector>
        <draw:connector draw:style-name="gr10" draw:text-style-name="P1" xml:id="id11" draw:id="id11" draw:layer="layout" svg:x1="16.1cm" svg:y1="16.998cm" svg:x2="18.024cm" svg:y2="14.997cm" draw:start-shape="id7" draw:start-glue-point="1" draw:end-shape="id8" draw:end-glue-point="6" svg:d="M16100 16998h1924v-2001" svg:viewBox="0 0 1925 2002">
          <text:p/>
        </draw:connector>
        <draw:connector draw:style-name="gr10" draw:text-style-name="P1" xml:id="id15" draw:id="id15" draw:layer="layout" svg:x1="27.092cm" svg:y1="11.8cm" svg:x2="25.096cm" svg:y2="10.002cm" draw:start-shape="id9" draw:start-glue-point="0" draw:end-shape="id10" draw:end-glue-point="1" svg:d="M27092 11800v-1798h-1996" svg:viewBox="0 0 1997 1799">
          <text:p/>
        </draw:connector>
        <draw:connector draw:style-name="gr10" draw:text-style-name="P1" draw:layer="layout" svg:x1="18.024cm" svg:y1="16.998cm" svg:x2="27.092cm" svg:y2="15.121cm" draw:start-shape="id11" draw:start-glue-point="0" draw:end-shape="id9" draw:end-glue-point="2" svg:d="M18024 16998h9068v-1877" svg:viewBox="0 0 9069 1878">
          <text:p/>
        </draw:connector>
        <draw:connector draw:style-name="gr8" draw:text-style-name="P3" xml:id="id13" draw:id="id13" draw:layer="layout" draw:type="line" svg:x1="16.2cm" svg:y1="9.998cm" svg:x2="16.099cm" svg:y2="9.998cm" draw:start-shape="id5" draw:start-glue-point="1" svg:d="M16200 9998h-101" svg:viewBox="0 0 102 1">
          <text:p/>
        </draw:connector>
        <draw:connector draw:style-name="gr8" draw:text-style-name="P3" draw:layer="layout" draw:type="line" svg:x1="9.2cm" svg:y1="10.976cm" svg:x2="9.193cm" svg:y2="9.998cm" draw:start-shape="id6" draw:start-glue-point="0" draw:end-shape="id12" draw:end-glue-point="0" svg:d="M9200 10976l-7-978" svg:viewBox="0 0 8 979">
          <text:p/>
        </draw:connector>
        <draw:connector draw:style-name="gr8" draw:text-style-name="P3" draw:layer="layout" draw:type="line" svg:x1="19.972cm" svg:y1="10.002cm" svg:x2="16.099cm" svg:y2="9.998cm" draw:start-shape="id10" draw:start-glue-point="3" draw:end-shape="id13" draw:end-glue-point="3" svg:d="M19972 10002l-3873-4" svg:viewBox="0 0 3874 5">
          <text:p/>
        </draw:connector>
        <draw:connector draw:style-name="gr8" draw:text-style-name="P3" draw:layer="layout" draw:type="line" svg:x1="17.999cm" svg:y1="9.324cm" svg:x2="18.024cm" svg:y2="12.424cm" draw:start-shape="id14" draw:start-glue-point="2" draw:end-shape="id8" draw:end-glue-point="4" svg:d="M17999 9324l25 3100" svg:viewBox="0 0 26 3101">
          <text:p/>
        </draw:connector>
        <draw:connector draw:style-name="gr8" draw:text-style-name="P3" draw:layer="layout" draw:type="line" svg:x1="27.076cm" svg:y1="7.6cm" svg:x2="27.092cm" svg:y2="10.002cm" draw:start-shape="id4" draw:start-glue-point="2" draw:end-shape="id15" draw:end-glue-point="0" svg:d="M27076 7600l16 2402" svg:viewBox="0 0 17 2403">
          <text:p/>
        </draw:connector>
        <draw:frame draw:style-name="gr11" draw:text-style-name="P5" draw:layer="measurelines" svg:width="1.6cm" svg:height="2.95cm" svg:x="16.3cm" svg:y="5.324cm">
          <draw:text-box>
            <text:p text:style-name="P4"><text:s/>+</text:p>
            <text:p text:style-name="P4">V<text:span text:style-name="T1">b</text:span></text:p>
            <text:p text:style-name="P4"><text:span text:style-name="T1"><text:s text:c="2"/></text:span><text:span text:style-name="T1">_</text:span></text:p>
          </draw:text-box>
        </draw:frame>
        <draw:frame draw:style-name="gr12" draw:text-style-name="P6" draw:layer="measurelines" svg:width="1.6cm" svg:height="2.183cm" svg:x="11.9cm" svg:y="3.6cm">
          <draw:text-box>
            <text:p text:style-name="P4"><text:span text:style-name="T2">R</text:span><text:span text:style-name="T1">1</text:span></text:p>
          </draw:text-box>
        </draw:frame>
        <draw:frame draw:style-name="gr12" draw:text-style-name="P6" draw:layer="measurelines" svg:width="1.6cm" svg:height="2.183cm" svg:x="21.7cm" svg:y="3.317cm">
          <draw:text-box>
            <text:p text:style-name="P4"><text:span text:style-name="T2">R</text:span><text:span text:style-name="T1">2</text:span></text:p>
          </draw:text-box>
        </draw:frame>
        <draw:frame draw:style-name="gr12" draw:text-style-name="P6" draw:layer="measurelines" svg:width="1.6cm" svg:height="2.183cm" svg:x="13cm" svg:y="10.5cm">
          <draw:text-box>
            <text:p text:style-name="P4"><text:span text:style-name="T2">R</text:span><text:span text:style-name="T1">4</text:span></text:p>
          </draw:text-box>
        </draw:frame>
        <draw:frame draw:style-name="gr12" draw:text-style-name="P6" draw:layer="measurelines" svg:width="1.6cm" svg:height="2.183cm" svg:x="10cm" svg:y="12.6cm">
          <draw:text-box>
            <text:p text:style-name="P4"><text:span text:style-name="T2">R</text:span><text:span text:style-name="T1">6</text:span></text:p>
          </draw:text-box>
        </draw:frame>
        <draw:frame draw:style-name="gr12" draw:text-style-name="P6" draw:layer="measurelines" svg:width="1.6cm" svg:height="2.183cm" svg:x="12.9cm" svg:y="15.417cm">
          <draw:text-box>
            <text:p text:style-name="P4"><text:span text:style-name="T2">R</text:span><text:span text:style-name="T1">7</text:span></text:p>
          </draw:text-box>
        </draw:frame>
        <draw:frame draw:style-name="gr12" draw:text-style-name="P6" draw:layer="measurelines" svg:width="1.6cm" svg:height="2.183cm" svg:x="22.196cm" svg:y="10.404cm">
          <draw:text-box>
            <text:p text:style-name="P4"><text:span text:style-name="T2">R</text:span><text:span text:style-name="T1">5</text:span></text:p>
          </draw:text-box>
        </draw:frame>
        <draw:frame draw:style-name="gr12" draw:text-style-name="P7" draw:layer="measurelines" svg:width="1.6cm" svg:height="2.183cm" svg:x="18.4cm" svg:y="6.041cm">
          <draw:text-box>
            <text:p><text:span text:style-name="T2">R</text:span><text:span text:style-name="T1">3</text:span></text:p>
          </draw:text-box>
        </draw:frame>
        <draw:g xml:id="id16" draw:id="id16">
          <draw:line draw:style-name="gr2" draw:text-style-name="P2" draw:layer="measurelines" svg:x1="7.908cm" svg:y1="11.14cm" svg:x2="5.6cm" svg:y2="11.149cm">
            <text:p/>
          </draw:line>
          <draw:line draw:style-name="gr2" draw:text-style-name="P2" draw:layer="measurelines" svg:x1="7.909cm" svg:y1="11.135cm" svg:x2="5.601cm" svg:y2="11.144cm">
            <text:p/>
          </draw:line>
          <draw:line draw:style-name="gr2" draw:text-style-name="P2" draw:layer="measurelines" svg:x1="6.23cm" svg:y1="11.334cm" svg:x2="7.377cm" svg:y2="11.334cm">
            <text:p/>
          </draw:line>
          <draw:line draw:style-name="gr2" draw:text-style-name="P2" draw:layer="measurelines" svg:x1="6.54cm" svg:y1="11.5cm" svg:x2="7.091cm" svg:y2="11.5cm">
            <text:p/>
          </draw:line>
          <draw:line draw:style-name="gr2" draw:text-style-name="P2" draw:layer="measurelines" svg:x1="6.784cm" svg:y1="11.128cm" svg:x2="6.793cm" svg:y2="10.7cm">
            <text:p/>
          </draw:line>
        </draw:g>
        <draw:connector draw:style-name="gr10" draw:text-style-name="P1" draw:layer="measurelines" svg:x1="9.193cm" svg:y1="9.998cm" svg:x2="6.754cm" svg:y2="10.7cm" draw:start-shape="id12" draw:start-glue-point="0" draw:end-shape="id16" draw:end-glue-point="0" svg:d="M9193 9998h-2439v702" svg:viewBox="0 0 2440 703">
          <text:p/>
        </draw:connector>
        <draw:frame draw:style-name="gr13" draw:text-style-name="P8" draw:layer="measurelines" svg:width="3.323cm" svg:height="1.207cm" svg:x="23.6cm" svg:y="6.9cm">
          <draw:text-box>
            <text:p text:style-name="P4"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frame draw:style-name="gr14" draw:text-style-name="P8" draw:layer="measurelines" svg:width="3.517cm" svg:height="1.207cm" svg:x="18.883cm" svg:y="14.2cm">
          <draw:text-box>
            <text:p text:style-name="P4"><text:span text:style-name="T5">V</text:span><text:span text:style-name="T6">d</text:span><text:span text:style-name="T5"> = </text:span><text:span text:style-name="T5">K</text:span><text:span text:style-name="T6">d</text:span><text:span text:style-name="T5"> I</text:span><text:span text:style-name="T6">d</text:span><text:span text:style-name="T3"> </text:span></text:p>
          </draw:text-box>
        </draw:frame>
        <draw:frame draw:style-name="gr15" draw:text-style-name="P9" draw:layer="measurelines" svg:width="1.837cm" svg:height="1.825cm" svg:x="7.163cm" svg:y="12.6cm">
          <draw:text-box>
            <text:p text:style-name="P4"><text:span text:style-name="T5">I</text:span><text:span text:style-name="T6">d</text:span></text:p>
          </draw:text-box>
        </draw:frame>
        <draw:line draw:style-name="gr16" draw:text-style-name="P3" draw:layer="measurelines" svg:x1="8.3cm" svg:y1="12cm" svg:x2="8.3cm" svg:y2="14.8cm">
          <text:p/>
        </draw:line>
        <draw:frame draw:style-name="gr17" draw:text-style-name="P8" draw:layer="measurelines" svg:width="2.161cm" svg:height="1.207cm" svg:x="24.539cm" svg:y="12.7cm">
          <draw:text-box>
            <text:p text:style-name="P4"><text:span text:style-name="T3">I</text:span><text:span text:style-name="T4">c</text:span></text:p>
          </draw:text-box>
        </draw:frame>
        <draw:line draw:style-name="gr16" draw:text-style-name="P3" draw:layer="measurelines" svg:x1="25.6cm" svg:y1="12cm" svg:x2="25.6cm" svg:y2="14.8cm">
          <text:p/>
        </draw:line>
        <draw:frame draw:style-name="gr18" draw:text-style-name="P1" draw:layer="measurelines" svg:width="8.544cm" svg:height="3.135cm" svg:x="0.3cm" svg:y="4.6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8" draw:text-style-name="P3" draw:layer="measurelines" draw:type="line" svg:x1="17.999cm" svg:y1="4.2cm" svg:x2="17.988cm" svg:y2="3.002cm" draw:start-shape="id14" draw:start-glue-point="0" draw:end-shape="id17" draw:end-glue-point="0" svg:d="M17999 4200l-11-1198" svg:viewBox="0 0 12 1199">
          <text:p/>
        </draw:connector>
        <draw:custom-shape draw:style-name="gr19" draw:text-style-name="P10" draw:layer="measurelines" svg:width="0.4cm" svg:height="0.4cm" svg:x="9.001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measurelines" svg:width="0.4cm" svg:height="0.4cm" svg:x="17.802cm" svg:y="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measurelines" svg:width="0.4cm" svg:height="0.4cm" svg:x="26.902cm" svg:y="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measurelines" svg:width="0.4cm" svg:height="0.4cm" svg:x="9.002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measurelines" svg:width="0.4cm" svg:height="0.4cm" svg:x="9.002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measurelines" svg:width="0.4cm" svg:height="0.4cm" svg:x="17.802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measurelines" svg:width="0.4cm" svg:height="0.4cm" svg:x="17.802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measurelines" svg:width="0.4cm" svg:height="0.4cm" svg:x="26.902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measurelines" svg:width="0.9cm" svg:height="0.962cm" svg:x="8.2cm" svg:y="2cm">
          <draw:text-box>
            <text:p>1</text:p>
          </draw:text-box>
        </draw:frame>
        <draw:frame draw:style-name="gr21" draw:text-style-name="P11" draw:layer="measurelines" svg:width="0.6cm" svg:height="0.962cm" svg:x="17.1cm" svg:y="2cm">
          <draw:text-box>
            <text:p>2</text:p>
          </draw:text-box>
        </draw:frame>
        <draw:frame draw:style-name="gr21" draw:text-style-name="P11" draw:layer="measurelines" svg:width="0.8cm" svg:height="0.962cm" svg:x="27cm" svg:y="2cm">
          <draw:text-box>
            <text:p>3</text:p>
          </draw:text-box>
        </draw:frame>
        <draw:frame draw:style-name="gr22" draw:text-style-name="P11" draw:layer="measurelines" svg:width="1.4cm" svg:height="1.1cm" svg:x="8.2cm" svg:y="8.9cm">
          <draw:text-box>
            <text:p>4</text:p>
          </draw:text-box>
        </draw:frame>
        <draw:frame draw:style-name="gr23" draw:text-style-name="P11" draw:layer="measurelines" svg:width="0.7cm" svg:height="1.4cm" svg:x="17.1cm" svg:y="9cm">
          <draw:text-box>
            <text:p>5</text:p>
          </draw:text-box>
        </draw:frame>
        <draw:frame draw:style-name="gr24" draw:text-style-name="P11" draw:layer="measurelines" svg:width="1.1cm" svg:height="0.962cm" svg:x="27.1cm" svg:y="9cm">
          <draw:text-box>
            <text:p>6</text:p>
          </draw:text-box>
        </draw:frame>
        <draw:frame draw:style-name="gr25" draw:text-style-name="P11" draw:layer="measurelines" svg:width="0.6cm" svg:height="1cm" svg:x="8.1cm" svg:y="17.2cm">
          <draw:text-box>
            <text:p>7</text:p>
          </draw:text-box>
        </draw:frame>
        <draw:frame draw:style-name="gr22" draw:text-style-name="P11" draw:layer="measurelines" svg:width="1cm" svg:height="1.1cm" svg:x="17.2cm" svg:y="17.1cm">
          <draw:text-box>
            <text:p>8</text:p>
          </draw:text-box>
        </draw:frame>
        <draw:frame draw:style-name="gr26" draw:text-style-name="P12" draw:layer="measurelines" svg:width="1.2cm" svg:height="1.6cm" svg:x="27.8cm" svg:y="11.8cm">
          <draw:text-box>
            <text:p text:style-name="P4"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5:47:08.406282945</meta:creation-date>
    <dc:date>2021-04-01T17:23:12.166908816</dc:date>
    <meta:editing-duration>PT41M</meta:editing-duration>
    <meta:editing-cycles>3</meta:editing-cycles>
    <meta:generator>LibreOffice/6.4.6.2$Linux_X86_64 LibreOffice_project/40$Build-2</meta:generator>
    <meta:document-statistic meta:object-count="92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